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c5d6d" officeooo:paragraph-rsid="001c5d6d"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paragraph-rsid="001c5d6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279b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5eaa6" officeooo:paragraph-rsid="001c5d6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5eaa6" officeooo:paragraph-rsid="0034ca8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efc4" officeooo:paragraph-rsid="001c5d6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dd2df" officeooo:paragraph-rsid="001c5d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fbfd2" officeooo:paragraph-rsid="001c5d6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8572e" officeooo:paragraph-rsid="00279b6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8d915" officeooo:paragraph-rsid="0028d91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c8522" officeooo:paragraph-rsid="002c852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49b3d" officeooo:paragraph-rsid="003038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5ca80" officeooo:paragraph-rsid="0035ca8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997a" officeooo:paragraph-rsid="0036997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8883b" officeooo:paragraph-rsid="003888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8eab8" officeooo:paragraph-rsid="0038eab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7ca5a" officeooo:paragraph-rsid="004c750f"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538ca4" officeooo:paragraph-rsid="00538ca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53fd01" officeooo:paragraph-rsid="0053fd0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5a92ab" officeooo:paragraph-rsid="005a92ab"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fo:font-size="12pt" fo:font-weight="bold" officeooo:rsid="00333b15" officeooo:paragraph-rsid="00333b15"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paragraph-rsid="00226715" style:font-size-asian="10.5pt" style:font-weight-asian="bold" style:font-size-complex="12pt" style:font-weight-complex="bold"/>
    </style:style>
    <style:style style:name="P24" style:family="paragraph" style:parent-style-name="Standard">
      <style:text-properties officeooo:rsid="003c745f" officeooo:paragraph-rsid="003038bd"/>
    </style:style>
    <style:style style:name="P25" style:family="paragraph" style:parent-style-name="Standard">
      <style:text-properties officeooo:rsid="005010fa" officeooo:paragraph-rsid="005010fa"/>
    </style:style>
    <style:style style:name="P26" style:family="paragraph" style:parent-style-name="Standard">
      <style:text-properties officeooo:rsid="0051e934" officeooo:paragraph-rsid="0051e934"/>
    </style:style>
    <style:style style:name="P27" style:family="paragraph" style:parent-style-name="Standard" style:master-page-name="">
      <style:paragraph-properties fo:margin-left="0.5in" fo:margin-right="0in" fo:text-align="start" style:justify-single-word="false" fo:text-indent="0in" style:auto-text-indent="false" style:page-number="auto"/>
      <style:text-properties fo:font-size="12pt" fo:font-weight="normal" officeooo:rsid="002c8522" officeooo:paragraph-rsid="002c8522" style:font-size-asian="10.5pt" style:font-weight-asian="normal" style:font-size-complex="12pt" style:font-weight-complex="normal"/>
    </style:style>
    <style:style style:name="P28" style:family="paragraph" style:parent-style-name="Standard">
      <style:paragraph-properties fo:margin-left="0.5in" fo:margin-right="0in" fo:text-align="start" style:justify-single-word="false" fo:text-indent="0in" style:auto-text-indent="false"/>
      <style:text-properties fo:font-size="12pt" fo:font-weight="normal" officeooo:rsid="002c8522" officeooo:paragraph-rsid="002c8522" style:font-size-asian="10.5pt" style:font-weight-asian="normal" style:font-size-complex="12pt" style:font-weight-complex="normal"/>
    </style:style>
    <style:style style:name="P29"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ad2f8" officeooo:paragraph-rsid="003ad2f8" style:font-size-asian="10.5pt" style:font-weight-asian="normal" style:font-size-complex="12pt" style:font-weight-complex="normal"/>
    </style:style>
    <style:style style:name="P30"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3039e0" officeooo:paragraph-rsid="0038eab8" style:font-size-asian="10.5pt" style:font-weight-asian="normal" style:font-size-complex="12pt" style:font-weight-complex="normal"/>
    </style:style>
    <style:style style:name="P31"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441a56" officeooo:paragraph-rsid="00441a56" style:font-size-asian="10.5pt" style:font-weight-asian="normal" style:font-size-complex="12pt" style:font-weight-complex="normal"/>
    </style:style>
    <style:style style:name="P3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rsid="0027ee6d" officeooo:paragraph-rsid="0038eab8"/>
    </style:style>
    <style:style style:name="P33"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38eab8" officeooo:paragraph-rsid="0038eab8"/>
    </style:style>
    <style:style style:name="P34"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officeooo:rsid="0027ee6d" officeooo:paragraph-rsid="0038eab8"/>
    </style:style>
    <style:style style:name="P35"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6" style:family="paragraph" style:parent-style-name="Standard">
      <loext:graphic-properties draw:fill="none"/>
      <style:paragraph-properties fo:margin-left="0.3752in" fo:margin-right="0in" fo:text-align="start" style:justify-single-word="false" fo:text-indent="0in" style:auto-text-indent="false" fo:background-color="transparent"/>
      <style:text-properties fo:font-size="12pt" fo:font-weight="normal" officeooo:rsid="003c51a8" officeooo:paragraph-rsid="00441a56" style:font-size-asian="10.5pt" style:font-weight-asian="normal" style:font-size-complex="12pt" style:font-weight-complex="normal"/>
    </style:style>
    <style:style style:name="P37" style:family="paragraph" style:parent-style-name="Standard" style:master-page-name="">
      <loext:graphic-properties draw:fill="none"/>
      <style:paragraph-properties fo:margin-left="0.3752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38"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51a8" officeooo:paragraph-rsid="00441a56" style:font-size-asian="10.5pt" style:font-weight-asian="normal" style:font-size-complex="12pt" style:font-weight-complex="normal"/>
    </style:style>
    <style:style style:name="P39" style:family="paragraph" style:parent-style-name="Standard"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weight="normal" officeooo:rsid="003c17fa" officeooo:paragraph-rsid="00441a56" style:font-size-asian="10.5pt" style:font-weight-asian="normal" style:font-size-complex="12pt" style:font-weight-complex="normal"/>
    </style:style>
    <style:style style:name="P40"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2pt" fo:font-weight="normal" officeooo:rsid="003ad2f8" officeooo:paragraph-rsid="00441a56" style:font-size-asian="10.5pt" style:font-weight-asian="normal" style:font-size-complex="12pt" style:font-weight-complex="normal"/>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Standard" style:list-style-name="L1">
      <style:text-properties officeooo:rsid="001cf658" officeooo:paragraph-rsid="0034ca8a"/>
    </style:style>
    <style:style style:name="P43" style:family="paragraph" style:parent-style-name="Standard" style:list-style-name="L1">
      <style:text-properties officeooo:rsid="001d9e3f" officeooo:paragraph-rsid="0034ca8a"/>
    </style:style>
    <style:style style:name="P44" style:family="paragraph" style:parent-style-name="Standard" style:list-style-name="L2">
      <style:paragraph-properties fo:text-align="start" style:justify-single-word="false"/>
      <style:text-properties fo:font-size="12pt" fo:font-weight="normal" officeooo:paragraph-rsid="00333b15" style:font-size-asian="10.5pt" style:font-weight-asian="normal" style:font-size-complex="12pt" style:font-weight-complex="normal"/>
    </style:style>
    <style:style style:name="P45" style:family="paragraph" style:parent-style-name="Standard" style:list-style-name="L4">
      <style:text-properties officeooo:rsid="001d6f1d" officeooo:paragraph-rsid="001d6f1d"/>
    </style:style>
    <style:style style:name="P46" style:family="paragraph" style:parent-style-name="Standard" style:list-style-name="L4">
      <style:text-properties officeooo:rsid="0025fe31" officeooo:paragraph-rsid="0025fe31"/>
    </style:style>
    <style:style style:name="P47" style:family="paragraph" style:parent-style-name="Standard" style:list-style-name="L4">
      <style:text-properties style:text-underline-style="none" officeooo:rsid="001d6f1d" officeooo:paragraph-rsid="001d6f1d"/>
    </style:style>
    <style:style style:name="P48" style:family="paragraph" style:parent-style-name="Standard" style:list-style-name="L4">
      <style:text-properties style:text-underline-style="solid" style:text-underline-width="auto" style:text-underline-color="font-color" officeooo:rsid="001d6f1d" officeooo:paragraph-rsid="001d6f1d"/>
    </style:style>
    <style:style style:name="P49" style:family="paragraph" style:parent-style-name="Standard" style:list-style-name="L3">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2e7080" officeooo:paragraph-rsid="0038eab8" style:font-size-asian="10.5pt" style:font-weight-asian="normal" style:font-size-complex="12pt" style:font-weight-complex="normal"/>
    </style:style>
    <style:style style:name="P50"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5dc0c8" officeooo:paragraph-rsid="005dc0c8" style:font-size-asian="10.5pt" style:font-weight-asian="normal" style:font-size-complex="12pt" style:font-weight-complex="normal"/>
    </style:style>
    <style:style style:name="P51" style:family="paragraph" style:parent-style-name="Standard">
      <loext:graphic-properties draw:fill="none"/>
      <style:paragraph-properties fo:margin-left="0.25in" fo:margin-right="0in" fo:text-align="start" style:justify-single-word="false" fo:text-indent="0in" style:auto-text-indent="false" fo:background-color="transparent"/>
      <style:text-properties fo:font-size="12pt" fo:font-weight="normal" officeooo:rsid="0064550d" officeooo:paragraph-rsid="0064550d" style:font-size-asian="10.5pt" style:font-weight-asian="normal" style:font-size-complex="12pt" style:font-weight-complex="normal"/>
    </style:style>
    <style:style style:name="P52"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fo:font-size="12pt" fo:font-weight="normal" officeooo:rsid="005dc0c8" officeooo:paragraph-rsid="005dc0c8" style:font-size-asian="10.5pt" style:font-weight-asian="normal" style:font-size-complex="12pt" style:font-weight-complex="normal"/>
    </style:style>
    <style:style style:name="P53"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ize="12pt" fo:font-weight="normal" officeooo:rsid="0064550d" officeooo:paragraph-rsid="0064550d" style:font-size-asian="10.5pt" style:font-weight-asian="normal" style:font-size-complex="12pt" style:font-weight-complex="normal"/>
    </style:style>
    <style:style style:name="P54"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12pt" fo:font-weight="normal" officeooo:rsid="0064550d" officeooo:paragraph-rsid="0064550d" style:font-size-asian="10.5pt" style:font-weight-asian="normal" style:font-size-complex="12pt" style:font-weight-complex="normal"/>
    </style:style>
    <style:style style:name="P55" style:family="paragraph" style:parent-style-name="Heading_20_1">
      <style:text-properties fo:font-size="14pt" style:font-size-asian="14pt" style:font-size-complex="14pt"/>
    </style:style>
    <style:style style:name="P56" style:family="paragraph" style:parent-style-name="Heading_20_1">
      <style:text-properties fo:font-size="14pt" officeooo:rsid="00538ca4" officeooo:paragraph-rsid="00538ca4" style:font-size-asian="12.25pt" style:font-size-complex="14pt"/>
    </style:style>
    <style:style style:name="P57" style:family="paragraph" style:parent-style-name="Heading_20_1">
      <style:text-properties fo:font-size="14pt" officeooo:rsid="0053fd01" officeooo:paragraph-rsid="0053fd01" style:font-size-asian="12.25pt" style:font-size-complex="14pt"/>
    </style:style>
    <style:style style:name="P58" style:family="paragraph" style:parent-style-name="Heading_20_1">
      <style:text-properties fo:font-size="14pt" officeooo:rsid="004c750f" officeooo:paragraph-rsid="004c750f" style:font-size-asian="12.25pt" style:font-size-complex="14pt"/>
    </style:style>
    <style:style style:name="P59" style:family="paragraph" style:parent-style-name="Heading_20_1">
      <style:text-properties fo:font-size="14pt" officeooo:rsid="005010fa" officeooo:paragraph-rsid="005010fa" style:font-size-asian="12.25pt" style:font-size-complex="14pt"/>
    </style:style>
    <style:style style:name="T1" style:family="text">
      <style:text-properties officeooo:rsid="001a94d6"/>
    </style:style>
    <style:style style:name="T2" style:family="text">
      <style:text-properties officeooo:rsid="001c112a"/>
    </style:style>
    <style:style style:name="T3" style:family="text">
      <style:text-properties officeooo:rsid="001eaaf2"/>
    </style:style>
    <style:style style:name="T4" style:family="text">
      <style:text-properties officeooo:rsid="00210cb3"/>
    </style:style>
    <style:style style:name="T5" style:family="text">
      <style:text-properties officeooo:rsid="0025fe31"/>
    </style:style>
    <style:style style:name="T6" style:family="text">
      <style:text-properties officeooo:rsid="0026c6ca"/>
    </style:style>
    <style:style style:name="T7" style:family="text">
      <style:text-properties officeooo:rsid="002cdadf"/>
    </style:style>
    <style:style style:name="T8" style:family="text">
      <style:text-properties officeooo:rsid="002fab6e"/>
    </style:style>
    <style:style style:name="T9" style:family="text">
      <style:text-properties officeooo:rsid="004045cd"/>
    </style:style>
    <style:style style:name="T10" style:family="text">
      <style:text-properties fo:font-style="italic" style:font-style-asian="italic" style:font-style-complex="italic"/>
    </style:style>
    <style:style style:name="T11" style:family="text">
      <style:text-properties fo:font-style="italic" officeooo:rsid="004045cd" style:font-style-asian="italic" style:font-style-complex="italic"/>
    </style:style>
    <style:style style:name="T12" style:family="text">
      <style:text-properties officeooo:rsid="003182a9"/>
    </style:style>
    <style:style style:name="T13" style:family="text">
      <style:text-properties officeooo:rsid="0038eab8"/>
    </style:style>
    <style:style style:name="T14" style:family="text">
      <style:text-properties fo:font-size="12pt" fo:font-weight="normal" style:font-size-asian="10.5pt" style:font-weight-asian="normal" style:font-size-complex="12pt" style:font-weight-complex="normal"/>
    </style:style>
    <style:style style:name="T15" style:family="text">
      <style:text-properties fo:font-size="12pt" fo:font-weight="normal" officeooo:rsid="003039e0" style:font-size-asian="10.5pt" style:font-weight-asian="normal" style:font-size-complex="12pt" style:font-weight-complex="normal"/>
    </style:style>
    <style:style style:name="T16" style:family="text">
      <style:text-properties officeooo:rsid="003ad2f8"/>
    </style:style>
    <style:style style:name="T17" style:family="text">
      <style:text-properties officeooo:rsid="003e2865"/>
    </style:style>
    <style:style style:name="T18" style:family="text">
      <style:text-properties officeooo:rsid="004142af"/>
    </style:style>
    <style:style style:name="T19" style:family="text">
      <style:text-properties officeooo:rsid="00441a56"/>
    </style:style>
    <style:style style:name="T20" style:family="text">
      <style:text-properties officeooo:rsid="0045decb"/>
    </style:style>
    <style:style style:name="T21" style:family="text">
      <style:text-properties officeooo:rsid="00461d4a"/>
    </style:style>
    <style:style style:name="T22" style:family="text">
      <style:text-properties officeooo:rsid="0048d459"/>
    </style:style>
    <style:style style:name="T23" style:family="text">
      <style:text-properties officeooo:rsid="004c750f"/>
    </style:style>
    <style:style style:name="T24" style:family="text">
      <style:text-properties officeooo:rsid="004e6605"/>
    </style:style>
    <style:style style:name="T25" style:family="text">
      <style:text-properties officeooo:rsid="0051e934"/>
    </style:style>
    <style:style style:name="T26" style:family="text">
      <style:text-properties officeooo:rsid="0052a82c"/>
    </style:style>
    <style:style style:name="T27" style:family="text">
      <style:text-properties officeooo:rsid="00555de2"/>
    </style:style>
    <style:style style:name="T28" style:family="text">
      <style:text-properties officeooo:rsid="0059acf6"/>
    </style:style>
    <style:style style:name="T29" style:family="text">
      <style:text-properties officeooo:rsid="005bb337"/>
    </style:style>
    <style:style style:name="T30" style:family="text">
      <style:text-properties officeooo:rsid="005dc0c8"/>
    </style:style>
    <style:style style:name="T31" style:family="text">
      <style:text-properties officeooo:rsid="005fc061"/>
    </style:style>
    <style:style style:name="T32" style:family="text">
      <style:text-properties officeooo:rsid="00629df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text:span text:style-name="T12">ProjectLog</text:span>s System</text:p>
      <text:p text:style-name="P22">some random though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798_3548774975" text:style-name="Index_20_Link" text:visited-style-name="Index_20_Link">Features<text:tab/>1</text:a></text:p>
          <text:p text:style-name="P41"><text:a xlink:type="simple" xlink:href="#__RefHeading___Toc2175_3548774975" text:style-name="Index_20_Link" text:visited-style-name="Index_20_Link">Reports<text:tab/>1</text:a></text:p>
          <text:p text:style-name="P41"><text:a xlink:type="simple" xlink:href="#__RefHeading___Toc800_3548774975" text:style-name="Index_20_Link" text:visited-style-name="Index_20_Link">Users<text:tab/>2</text:a></text:p>
          <text:p text:style-name="P41"><text:a xlink:type="simple" xlink:href="#__RefHeading___Toc802_3548774975" text:style-name="Index_20_Link" text:visited-style-name="Index_20_Link">Permissions<text:tab/>2</text:a></text:p>
          <text:p text:style-name="P41"><text:a xlink:type="simple" xlink:href="#__RefHeading___Toc804_3548774975" text:style-name="Index_20_Link" text:visited-style-name="Index_20_Link">Project Close Date<text:tab/>2</text:a></text:p>
          <text:p text:style-name="P41"><text:a xlink:type="simple" xlink:href="#__RefHeading___Toc806_3548774975" text:style-name="Index_20_Link" text:visited-style-name="Index_20_Link">Expenses<text:tab/>2</text:a></text:p>
          <text:p text:style-name="P41"><text:a xlink:type="simple" xlink:href="#__RefHeading___Toc808_3548774975" text:style-name="Index_20_Link" text:visited-style-name="Index_20_Link">User-defined Element Properties<text:tab/>2</text:a></text:p>
          <text:p text:style-name="P41"><text:a xlink:type="simple" xlink:href="#__RefHeading___Toc2177_3548774975" text:style-name="Index_20_Link" text:visited-style-name="Index_20_Link">Repository<text:tab/>3</text:a></text:p>
          <text:p text:style-name="P41"><text:a xlink:type="simple" xlink:href="#__RefHeading___Toc810_3548774975" text:style-name="Index_20_Link" text:visited-style-name="Index_20_Link">Preferences<text:tab/>3</text:a></text:p>
          <text:p text:style-name="P41"><text:a xlink:type="simple" xlink:href="#__RefHeading___Toc812_3548774975" text:style-name="Index_20_Link" text:visited-style-name="Index_20_Link">Session State<text:tab/>4</text:a></text:p>
          <text:p text:style-name="P41"><text:a xlink:type="simple" xlink:href="#__RefHeading___Toc1325_3548774975" text:style-name="Index_20_Link" text:visited-style-name="Index_20_Link">Host Portal<text:tab/>4</text:a></text:p>
          <text:p text:style-name="P41"><text:a xlink:type="simple" xlink:href="#__RefHeading___Toc2095_3548774975" text:style-name="Index_20_Link" text:visited-style-name="Index_20_Link">The Executive<text:tab/>4</text:a></text:p>
          <text:p text:style-name="P41"><text:a xlink:type="simple" xlink:href="#__RefHeading___Toc814_3548774975" text:style-name="Index_20_Link" text:visited-style-name="Index_20_Link">Site_Conf<text:tab/>4</text:a></text:p>
          <text:p text:style-name="P41"><text:a xlink:type="simple" xlink:href="#__RefHeading___Toc816_3548774975" text:style-name="Index_20_Link" text:visited-style-name="Index_20_Link">Password Management<text:tab/>4</text:a></text:p>
          <text:p text:style-name="P41"><text:a xlink:type="simple" xlink:href="#__RefHeading___Toc818_3548774975" text:style-name="Index_20_Link" text:visited-style-name="Index_20_Link">Input Integrity<text:tab/>4</text:a></text:p>
          <text:p text:style-name="P41"><text:a xlink:type="simple" xlink:href="#__RefHeading___Toc820_3548774975" text:style-name="Index_20_Link" text:visited-style-name="Index_20_Link">HTTPS and SSL<text:tab/>5</text:a></text:p>
          <text:p text:style-name="P41"><text:a xlink:type="simple" xlink:href="#__RefHeading___Toc1701_3548774975" text:style-name="Index_20_Link" text:visited-style-name="Index_20_Link">Session<text:tab/>5</text:a></text:p>
        </text:index-body>
      </text:table-of-content>
      <text:p text:style-name="P5"/>
      <text:p text:style-name="P5"/>
      <text:h text:style-name="P55" text:outline-level="1"><text:bookmark-start text:name="__RefHeading___Toc798_3548774975"/>Features<text:bookmark-end text:name="__RefHeading___Toc798_3548774975"/></text:h>
      <text:list xml:id="list1382307897" text:style-name="L1">
        <text:list-item>
          <text:p text:style-name="P42">Log time &amp; expenses via a web form.</text:p>
        </text:list-item>
        <text:list-item>
          <text:p text:style-name="P42">Download logged data for invoices, timesheets, etc. via standard .csv files; example OpenOffice spreadsheet reports included.</text:p>
        </text:list-item>
        <text:list-item>
          <text:p text:style-name="P42">Designed for multiple staff reporting to one funding agency (most logging systems go the other way).</text:p>
        </text:list-item>
        <text:list-item>
          <text:p text:style-name="P42">Multiple projects can be logged and reported.</text:p>
        </text:list-item>
        <text:list-item>
          <text:p text:style-name="P42">Data is logged to subtask within task within project and, independently, to an general account.</text:p>
        </text:list-item>
        <text:list-item>
          <text:p text:style-name="P43">Administrative functions can be shared.</text:p>
        </text:list-item>
      </text:list>
      <text:p text:style-name="P6"/>
      <text:h text:style-name="P56" text:outline-level="1"><text:bookmark-start text:name="__RefHeading___Toc2175_3548774975"/>Reports<text:bookmark-end text:name="__RefHeading___Toc2175_3548774975"/></text:h>
      <text:p text:style-name="P19">The main object of this whole exercise is to create reports, usually for a funding agency, by downloading data. <text:s/>We offer report samples in spreadsheet and text format using LibreOffice .ods and .odt files with LibreOffice Basic code. <text:s/>The code is written i<text:span text:style-name="T29">n</text:span> standard Report Writer hierarchical structure.</text:p>
      <text:p text:style-name="P19"/>
      <text:p text:style-name="P20">Typically, a “template” report containing the operational code is opened. <text:s/>The created report is a copy of this template with the appropriate downloaded data formatted into it and the Basic code deleted from it. <text:s/>The template should remain unchanged.</text:p>
      <text:p text:style-name="P6"/>
      <text:h text:style-name="P55" text:outline-level="1"><text:bookmark-start text:name="__RefHeading___Toc800_3548774975"/><text:soft-page-break/>Users<text:bookmark-end text:name="__RefHeading___Toc800_3548774975"/></text:h>
      <text:p text:style-name="P5">Can signon only if at least one organization connection. <text:s/>With the exception of the super-duper user, person_id=0. <text:s/>Other super users must, like normal users, have at least one org connection. <text:s/><text:span text:style-name="T6">Uses cookies.</text:span></text:p>
      <text:p text:style-name="P5"/>
      <text:h text:style-name="P55" text:outline-level="1"><text:bookmark-start text:name="__RefHeading___Toc802_3548774975"/>Permissions<text:bookmark-end text:name="__RefHeading___Toc802_3548774975"/></text:h>
      <text:p text:style-name="P7">Assigned through organization, ie. same person can have different permissions in different assigned organizations. <text:s/>Hierachical, ie. a user with assignment permission can assign only <text:span text:style-name="T1">those</text:span> permissions they have. <text:s/><text:span text:style-name="T2">Permissions can be assigned only to those persons connected to the same organization as the assigner is currently connected.</text:span></text:p>
      <text:p text:style-name="P7"/>
      <text:p text:style-name="P24"><text:span text:style-name="T9">Permissions are grouped into three hierarchical groups: <text:s/></text:span><text:span text:style-name="T10">System</text:span> <text:span text:style-name="T9">wide permits are technical and for the use of system support; O</text:span><text:span text:style-name="T10">rganization</text:span> <text:span text:style-name="T9">permits are granted for a single organization (the system can support multiple orgs), such as adding a new project; </text:span><text:span text:style-name="T11">P</text:span><text:span text:style-name="T10">roject</text:span> <text:span text:style-name="T9">permits, likewise, are granted for a specific project within the organization.</text:span></text:p>
      <text:p text:style-name="P13"/>
      <text:h text:style-name="P55" text:outline-level="1"><text:bookmark-start text:name="__RefHeading___Toc804_3548774975"/>Project Close Date<text:bookmark-end text:name="__RefHeading___Toc804_3548774975"/></text:h>
      <text:p text:style-name="P8">Edit the project to prevent entering time before a given date. <text:s/><text:span text:style-name="T24">Once reports have been prepared, the close date can be selected to prevent online data getting out of sync with those reports. <text:s/>It can, of course, be changed back if some temporary correction needs to be made.</text:span></text:p>
      <text:p text:style-name="P2"/>
      <text:h text:style-name="P55" text:outline-level="1"><text:bookmark-start text:name="__RefHeading___Toc806_3548774975"/>Expenses<text:bookmark-end text:name="__RefHeading___Toc806_3548774975"/></text:h>
      <text:p text:style-name="P3">The major difference in expenses vs hours is the expense type. There are three types: <text:line-break/></text:p>
      <text:list xml:id="list346215198" text:style-name="L2">
        <text:list-item>
          <text:p text:style-name="P44">Billed - these expenses are incurred in the field but come into the office to be paid. <text:s/>Credit card charges and invoices, primarily. <text:s/>They are not re-imburseable to the staff member.<text:line-break/></text:p>
        </text:list-item>
        <text:list-item>
          <text:p text:style-name="P44">Cash - these expenses are paid in the field, ie. they have been or will be paid by the staff member and are re-imburseable.<text:line-break/></text:p>
        </text:list-item>
        <text:list-item>
          <text:p text:style-name="P44">Mileage - The actual mileage is entered into the log page. <text:s/>The system calculates the re-imburseable amount by multiplying by the mileage rate (see below) then displays that amount on the page when a new entry is accepted. <text:s/>If later you want to see the actual mileage entered, hover the cursor over that amount.</text:p>
          <text:p text:style-name="P44"/>
        </text:list-item>
      </text:list>
      <text:p text:style-name="P3">The mileage rate is project dependent and is entered on the Project Edit page. <text:s/>It defaults to 0.00. <text:s/>Note that if the rate is later changed on the Project Edit page, that change will be reflected in the expenses displayed and downloaded, ie. only the mileage is kept within the DB and the actual amount re-imbursed is always re-calculated anytime it is seen on-line. <text:line-break/></text:p>
      <text:h text:style-name="P55" text:outline-level="1"><text:bookmark-start text:name="__RefHeading___Toc808_3548774975"/><text:span text:style-name="T18">User-defined </text:span>Element Properties<text:bookmark-end text:name="__RefHeading___Toc808_3548774975"/></text:h>
      <text:p text:style-name="P14">An element refers to a record that 'defines' the system, such as a subtask record or an account record. <text:s/>A <text:soft-page-break/>'property' is a method of assigning a user specific value to an element, such as associating a 'school district' with a 'school' account record. <text:s/>An element's property is not used by the system but is made available to the user in downloads thereby allowing more fine-grained customization of user reports. <text:s/>Properties are name/value pairs, one-to-many, such as the foregoing 'school district' property which has many values only one of which is associated with a 'school'. There is no 'inactive_asof' date; the property either exists or not; when a property is deleted, all associations to it are also deleted.</text:p>
      <text:p text:style-name="P3"/>
      <text:h text:style-name="P57" text:outline-level="1"><text:bookmark-start text:name="__RefHeading___Toc2177_3548774975"/>Repository<text:bookmark-end text:name="__RefHeading___Toc2177_3548774975"/></text:h>
      <text:p text:style-name="P20">Using the Repository, data objects can be stored in the database by one user <text:span text:style-name="T28">(assuming they have the permission)</text:span> then retrieved by another. <text:s/>The primary purpose <text:span text:style-name="T27">is</text:span> to <text:span text:style-name="T27">distribute</text:span> up-to-date report templates.</text:p>
      <text:p text:style-name="P3"/>
      <text:h text:style-name="P55" text:outline-level="1"><text:bookmark-start text:name="__RefHeading___Toc810_3548774975"/>Preferences<text:bookmark-end text:name="__RefHeading___Toc810_3548774975"/></text:h>
      <text:p text:style-name="P16">Some customization of the system is possible using the preferences <text:span text:style-name="T13">entered in table d10_preferences as assigned to the organization, the project, or the logged in person (by organization). <text:s/>Preferences are categorized as either 'cosmetic' or 'structural'. <text:s/>Only a superuser can change a structural preference.</text:span></text:p>
      <text:p text:style-name="P16"/>
      <text:p text:style-name="P16">“<text:span text:style-name="T19">staff”: (structural)</text:span></text:p>
      <text:p text:style-name="P31">The list of modules that respond to a menu click is internally called the “staff”, hence this name. <text:s/>This list can be modified in two ways:</text:p>
      <text:p text:style-name="P37">1. Positive:</text:p>
      <text:p text:style-name="P39">Create a new list in a custom order and including only those items specified. <text:s/>The list is &lt;staff ID 1&gt;&amp;&lt;ID2&gt;&amp;&lt;ID3&gt;&amp;… <text:s/><text:span text:style-name="T20">You can find the standard menu ID list in the module lib/staff.php.</text:span></text:p>
      <text:p text:style-name="P36">2. Negative:</text:p>
      <text:p text:style-name="P38">Remove only these items from the <text:span text:style-name="T20">standard menu </text:span>list. <text:s/>As above, enter &lt;staff ID1&gt;&amp;&lt;ID2&gt;&amp;… <text:span text:style-name="T20">but preceded by a “-” sign.</text:span> <text:s/><text:span text:style-name="T20">So if</text:span> you just want to remove a couple of listings, use this function rather than creating a new custom list in 'Positive' as it is 'future proof' if any new items are added. <text:s/>For instance, to remove any listing for events, the <text:span text:style-name="T17">negative</text:span> list is “-<text:span text:style-name="T17">EL&amp;EV”.</text:span></text:p>
      <text:p text:style-name="P35"/>
      <text:p text:style-name="P16">“<text:span text:style-name="T16">theme”: (cosmetic)</text:span></text:p>
      <text:p text:style-name="P29">Overrides the site_config “THEME” parm.</text:p>
      <text:p text:style-name="P40"/>
      <text:p text:style-name="P16">“<text:span text:style-name="T16">menu”: (cosmetic)</text:span></text:p>
      <text:p text:style-name="P31">Change<text:span text:style-name="T21">s</text:span> the verbiage of the menu listings. <text:s/><text:span text:style-name="T16">To change a listing, enter &lt;staff ID&gt;=&lt;new listing&gt;. <text:s/>Separate each change with the “&amp;” char. <text:s/>For instance, to change “Person Edit” to “Personal Info” and “Time Log Entry” to “Enter Hours”, the list is 'PE=Personal Info&amp;TE=Enter Hours'.</text:span></text:p>
      <text:p text:style-name="P16"/>
      <text:p text:style-name="P16">“<text:span text:style-name="T30">label”: (cosmetic)</text:span></text:p>
      <text:p text:style-name="P52">Change the displayed label of system elements <text:span text:style-name="T32">such as</text:span> task <text:span text:style-name="T32">or </text:span>event. <text:s/>Much like “menu”, enter &lt;element&gt;=&lt;label/labels&gt; separated with the “&amp;” char. <text:s/>Note that both singular and plural are specified. <text:s/>For instance, to change “event” to “class” and “<text:span text:style-name="T32">subtask</text:span>” to “<text:span text:style-name="T32">chore</text:span>”, the list is ‘event=class/<text:span text:style-name="T32">classes</text:span>&amp;<text:span text:style-name="T32">subtask</text:span>=<text:span text:style-name="T32">chore</text:span>/<text:span text:style-name="T32">chore</text:span>s’. <text:s/><text:span text:style-name="T31">Note: does not apply to the menu tags – see “menu” preferences.</text:span></text:p>
      <text:p text:style-name="P50"/>
      <text:p text:style-name="P51">Implemented (or proposed) element labels:</text:p>
      <text:p text:style-name="P53">“event” applies to projects only.</text:p>
      <text:p text:style-name="P54"><text:soft-page-break/>“subtask” (proposed) applies to projects only,</text:p>
      <text:p text:style-name="P54">“task” (proposed) applies to projects only.</text:p>
      <text:p text:style-name="P54">“project” (proposed) applies to organizations only.</text:p>
      <text:p text:style-name="P16"/>
      <text:p text:style-name="P17">Possible additional preferences:</text:p>
      <text:p text:style-name="P32">Week start</text:p>
      <text:p text:style-name="P34">date format</text:p>
      <text:list xml:id="list2096306103" text:style-name="L3">
        <text:list-header>
          <text:p text:style-name="P49">Suspicious rate amount</text:p>
        </text:list-header>
      </text:list>
      <text:p text:style-name="P30">decimal places (currency table?)</text:p>
      <text:p text:style-name="P33"><text:span text:style-name="T15">d</text:span><text:span text:style-name="T14">ecimal point</text:span></text:p>
      <text:p text:style-name="P23"/>
      <text:h text:style-name="P55" text:outline-level="1"><text:bookmark-start text:name="__RefHeading___Toc812_3548774975"/>Session State<text:bookmark-end text:name="__RefHeading___Toc812_3548774975"/></text:h>
      <text:p text:style-name="P15">See StateMachine.odt for more info.</text:p>
      <text:p text:style-name="P2"/>
      <text:h text:style-name="P58" text:outline-level="1"><text:bookmark-start text:name="__RefHeading___Toc1325_3548774975"/>Host Portal<text:bookmark-end text:name="__RefHeading___Toc1325_3548774975"/></text:h>
      <text:p text:style-name="P18">All access, including fetching images, scripts, etc., is via the <text:span text:style-name="T23">Host Portal (pl.php, aka the “butler”). <text:s/>See CreateASite.odt for more details. <text:s/>Note that the butler has minimal coding with most of the processing done by included files which should be placed somewhere other than under DocumentRoot.</text:span></text:p>
      <text:p text:style-name="P18"/>
      <text:h text:style-name="P59" text:outline-level="1"><text:bookmark-start text:name="__RefHeading___Toc2095_3548774975"/>The Executive<text:bookmark-end text:name="__RefHeading___Toc2095_3548774975"/></text:h>
      <text:p text:style-name="P25">All normal processing modules are <text:span text:style-name="T25">includes in the Executive (main/service/executive.php), ie. the Executive ‘wraps’ around a process and presents a standard face to the world. <text:s/>In the normal course of a client call, the butler is called with IAm=EX instructing the butler to load the Executive. <text:s/>The Executive then determines which processing module to load by consulting the STATE.</text:span></text:p>
      <text:p text:style-name="P25"/>
      <text:p text:style-name="P26">The Executive presents functions to create standard header and trailer HTML. <text:s/>Processing modules should call these functions to maintain a standard page appearance. <text:s/>However, a module may want to return to the client without <text:span text:style-name="T26">making page changes, ie. a server call, by calling exit().</text:span></text:p>
      <text:p text:style-name="Standard"/>
      <text:h text:style-name="P55" text:outline-level="1"><text:bookmark-start text:name="__RefHeading___Toc814_3548774975"/>Site_Conf<text:bookmark-end text:name="__RefHeading___Toc814_3548774975"/></text:h>
      <text:p text:style-name="P9">Defines the “start” of the site. <text:s/>Contains configuration parameters and pointers to subsidiary configuration files. <text:s/><text:span text:style-name="T22">See DocRoot/site_conf.php for details.</text:span></text:p>
      <text:p text:style-name="P4"/>
      <text:h text:style-name="P55" text:outline-level="1"><text:bookmark-start text:name="__RefHeading___Toc816_3548774975"/>Password Management<text:bookmark-end text:name="__RefHeading___Toc816_3548774975"/></text:h>
      <text:p text:style-name="P10">The hashed password cannot be (easily) de-crypted. <text:s/>Hence, if a user forgets their password, the admin cannot retrieve it for them. <text:s/>The admin can create a new password, however, and relay the new to the user.</text:p>
      <text:p text:style-name="P11"/>
      <text:h text:style-name="P55" text:outline-level="1"><text:bookmark-start text:name="__RefHeading___Toc818_3548774975"/>Input Integrity<text:bookmark-end text:name="__RefHeading___Toc818_3548774975"/></text:h>
      <text:p text:style-name="P12">To prevent SQL injection, all alpha input should be scrubbed using the <text:span text:style-name="T8">COM_</text:span>input_edit() function in <text:soft-page-break/>common.php.</text:p>
      <text:p text:style-name="P12">From Comments on User Submitted Data at www.php.net: </text:p>
      <text:p text:style-name="P27">You should not filter against known bad data, you need to white list your filters. </text:p>
      <text:p text:style-name="P28">Rather than looking for bad data, you should strip everything but what you expect because it's future proof. </text:p>
      <text:p text:style-name="P28"><text:tab/>$inputvar=substr(htmlentities($_POST['inputvar']),0,32); </text:p>
      <text:p text:style-name="P28"><text:tab/>$inputvar=preg_replace('/[^\w\.\-\&amp; ]/', '', $inputvar); </text:p>
      <text:p text:style-name="P28">Strip numbers, newlines, null characters, # and all non-printable characters, only allowing word characters(determined by locale setting), .,-, space and &amp; </text:p>
      <text:p text:style-name="P12">In our <text:span text:style-name="T8">COM_</text:span>input_edit, we will do entity de-code (the opposite of htmlentities()), allow digits (think addresses), trim spaces, and, optionally, truncate to length. <text:s/><text:span text:style-name="T7">The only chars other than alpha and digits allowed appears to be these five: <text:s/>&amp; _ - . ,</text:span></text:p>
      <text:p text:style-name="P11"/>
      <text:h text:style-name="P55" text:outline-level="1"><text:bookmark-start text:name="__RefHeading___Toc820_3548774975"/>HTTPS and SSL<text:bookmark-end text:name="__RefHeading___Toc820_3548774975"/></text:h>
      <text:p text:style-name="P21">TBD</text:p>
      <text:h text:style-name="P55" text:outline-level="1"><text:bookmark-start text:name="__RefHeading___Toc1701_3548774975"/>Session<text:bookmark-end text:name="__RefHeading___Toc1701_3548774975"/></text:h>
      <text:list xml:id="list177624102" text:style-name="L4">
        <text:list-item>
          <text:p text:style-name="P45">S<text:span text:style-name="T5">TATE<text:line-break/>A LIFO array/stack of serialized state objects (see lib/state.php)</text:span></text:p>
        </text:list-item>
        <text:list-item>
          <text:p text:style-name="P46">SITE_ORIGIN</text:p>
        </text:list-item>
        <text:list-item>
          <text:p text:style-name="P45">OUR_ROOT<text:line-break/><text:tab/>rarities.php<text:line-break/><text:tab/><text:span text:style-name="T4">loadMDB_csv.php</text:span></text:p>
        </text:list-item>
        <text:list-item>
          <text:p text:style-name="P45">OUR_HOST<text:line-break/> prepend.php<text:line-break/> index.php<text:line-break/> <text:span text:style-name="T3">account_edit.php (style sheets, return to main)<text:line-break/> etc.<text:line-break/> loadMDB_csv.php</text:span></text:p>
        </text:list-item>
        <text:list-item>
          <text:p text:style-name="P47">_SITE_CONF</text:p>
        </text:list-item>
        <text:list-item>
          <text:p text:style-name="P47">UserPermits</text:p>
        </text:list-item>
        <text:list-item>
          <text:p text:style-name="P47">_EVICTED_</text:p>
        </text:list-item>
        <text:list-item>
          <text:p text:style-name="P47">_EVICTED</text:p>
        </text:list-item>
        <text:list-item>
          <text:p text:style-name="P47">org_TZO</text:p>
          <text:p text:style-name="P48"/>
        </text:list-item>
      </text:list>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ayne </meta:initial-creator>
    <meta:creation-date>2014-04-30T08:36:27.065013367</meta:creation-date>
    <dc:date>2019-02-25T13:39:59.646434844</dc:date>
    <meta:editing-duration>P1DT1H56M30S</meta:editing-duration>
    <meta:editing-cycles>45</meta:editing-cycles>
    <meta:generator>LibreOffice/6.1.4.2$Linux_X86_64 LibreOffice_project/10$Build-2</meta:generator>
    <meta:document-statistic meta:table-count="0" meta:image-count="0" meta:object-count="0" meta:page-count="5" meta:paragraph-count="105" meta:word-count="1466" meta:character-count="9352" meta:non-whitespace-character-count="7938"/>
  </office:meta>
</office:document-meta>
</file>